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9fe4" officeooo:paragraph-rsid="00109fe4"/>
    </style:style>
    <style:style style:name="P2" style:family="paragraph" style:parent-style-name="Standard" style:list-style-name="L2">
      <style:text-properties officeooo:rsid="00109fe4" officeooo:paragraph-rsid="00109fe4"/>
    </style:style>
    <style:style style:name="P3" style:family="paragraph" style:parent-style-name="Standard" style:list-style-name="L3">
      <style:text-properties officeooo:rsid="00109fe4" officeooo:paragraph-rsid="00109fe4"/>
    </style:style>
    <style:style style:name="P4" style:family="paragraph" style:parent-style-name="Standard" style:list-style-name="L3">
      <style:text-properties fo:font-size="16pt" style:text-underline-style="solid" style:text-underline-width="auto" style:text-underline-color="font-color" fo:font-weight="bold" officeooo:rsid="00109fe4" officeooo:paragraph-rsid="00109fe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09fe4" officeooo:paragraph-rsid="00109fe4" style:font-weight-asian="bold" style:font-weight-complex="bold"/>
    </style:style>
    <style:style style:name="P6" style:family="paragraph" style:parent-style-name="Standard" style:list-style-name="L2">
      <style:text-properties officeooo:paragraph-rsid="00109fe4"/>
    </style:style>
    <style:style style:name="P7" style:family="paragraph" style:parent-style-name="Standard" style:list-style-name="L3">
      <style:text-properties officeooo:paragraph-rsid="00109fe4"/>
    </style:style>
    <style:style style:name="P8" style:family="paragraph" style:parent-style-name="Standard" style:list-style-name="L3">
      <style:text-properties officeooo:rsid="0011a3d7" officeooo:paragraph-rsid="0011a3d7"/>
    </style:style>
    <style:style style:name="P9" style:family="paragraph" style:parent-style-name="Header">
      <style:text-properties officeooo:rsid="00109fe4" officeooo:paragraph-rsid="00109fe4"/>
    </style:style>
    <style:style style:name="T1" style:family="text">
      <style:text-properties officeooo:rsid="00109fe4"/>
    </style:style>
    <style:style style:name="T2" style:family="text">
      <style:text-properties officeooo:rsid="0011a3d7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●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e vivant est-il réductible à une machine ?</text:p>
      <text:p text:style-name="P1"/>
      <text:list xml:id="list428782523569987377" text:style-name="L2">
        <text:list-item>
          <text:p text:style-name="P6"><text:span text:style-name="T1">Modèle mécaniciste : </text:span></text:p>
          <text:list>
            <text:list-item>
              <text:p text:style-name="P6"><text:span text:style-name="T1">On porte une réflexion sur la causalité mécanique. </text:span></text:p>
              <text:list>
                <text:list-item>
                  <text:p text:style-name="P2">Causalité mécanique = idée d’une séquence nécessaire entre un phénomène antécédent et un phénomène conséquent qui résulte du premier dès lors que celui-ci est donné. </text:p>
                  <text:list>
                    <text:list-header>
                      <text:p text:style-name="P2">Exemple : Il n’y a pas de fumée sans feu </text:p>
                    </text:list-header>
                  </text:list>
                </text:list-item>
              </text:list>
            </text:list-item>
            <text:list-item>
              <text:p text:style-name="P2">La physique moderne à partir de Galilée s’est opposé à l’ancienne physique d’inspiration aristotélicienne, et en particulier à l’usage en physique de la notion de cause finale. </text:p>
            </text:list-item>
          </text:list>
        </text:list-item>
      </text:list>
      <text:p text:style-name="P1"/>
      <text:p text:style-name="P1"/>
      <text:list xml:id="list115761043519312531" text:style-name="L3">
        <text:list-item>
          <text:p text:style-name="P4">La réductibilité du vivant à une machine</text:p>
          <text:list>
            <text:list-item>
              <text:p text:style-name="P7"><text:span text:style-name="T1">Le modèle mécaniciste, qui opère une triple réduction : </text:span></text:p>
              <text:list>
                <text:list-item>
                  <text:p text:style-name="P7"><text:span text:style-name="T1">Réduction de la causalité à la seule causalité mécanique </text:span></text:p>
                  <text:list>
                    <text:list-item>
                      <text:p text:style-name="P3">Quatre mouvements de la physique aristotélicienne : </text:p>
                      <text:list>
                        <text:list-header>
                          <text:p text:style-name="P3">Substantiel (génération ou corruption d’une substance) </text:p>
                          <text:p text:style-name="P3">Quantitatif (augmentation ou diminution) </text:p>
                          <text:p text:style-name="P3">Qualitatif (ex : changement de couleur, de température…) </text:p>
                          <text:p text:style-name="P3">Local </text:p>
                        </text:list-header>
                      </text:list>
                    </text:list-item>
                    <text:list-item>
                      <text:p text:style-name="P3">Le modèle mécaniciste réduit tout ça à un seul mouvement : le mouvement mécanique </text:p>
                      <text:list>
                        <text:list-header>
                          <text:p text:style-name="P3">Toute modification s’explique par le déplacement d’une partie d’un corps </text:p>
                        </text:list-header>
                      </text:list>
                      <text:p text:style-name="P3">Des phénomènes aussi qualitatifs qu’une couleur peuvent s’expliquer à partir de l’agitation des molécules </text:p>
                      <text:p text:style-name="P3">Même la création se comprend par la désagrégation et agrégation de la matière </text:p>
                    </text:list-item>
                  </text:list>
                </text:list-item>
                <text:list-item>
                  <text:p text:style-name="P3">Réduction d’un organisme à la somme de ses parties </text:p>
                  <text:list>
                    <text:list-item>
                      <text:p text:style-name="P3">Si la création s’explique <text:span text:style-name="T2">ainsi, pourquoi faut-il qu’il y ait des éléments ultimes ? </text:span></text:p>
                      <text:list>
                        <text:list-header>
                          <text:p text:style-name="P8">Parce que si on ne le fait pas, alors il faut aller à l’infiniment plus petit </text:p>
                        </text:list-header>
                      </text:list>
                    </text:list-item>
                    <text:list-item>
                      <text:p text:style-name="P8">Le mécanicisme est donc un atomisme </text:p>
                      <text:list>
                        <text:list-header>
                          <text:p text:style-name="P8">Faiblesse de l’atomisme : Même un atome est en fait un élément composé </text:p>
                        </text:list-header>
                      </text:list>
                    </text:list-item>
                    <text:list-item>
                      <text:p text:style-name="P8">Descartes, <text:span text:style-name="T5">Principes de la philosophie</text:span>, 4<text:span text:style-name="T3">e</text:span> partie, art. 203 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9fe4" officeooo:paragraph-rsid="00109fe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hilosophie<text:tab/><text:tab/>Le vivant est-il réductible à une machine ?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8:48:21.670000000</meta:creation-date>
    <meta:editing-cycles>1</meta:editing-cycles>
    <meta:editing-duration>PT7M11S</meta:editing-duration>
    <dc:date>2019-05-13T09:10:17.953000000</dc:date>
    <meta:document-statistic meta:table-count="0" meta:image-count="0" meta:object-count="0" meta:page-count="1" meta:paragraph-count="25" meta:word-count="275" meta:character-count="1656" meta:non-whitespace-character-count="1399"/>
    <meta:generator>LibreOffice/5.1.6.2$Windows_x86 LibreOffice_project/07ac168c60a517dba0f0d7bc7540f5afa45f0909</meta:generator>
  </office:meta>
</office:document-meta>
</file>